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Droid Sans Mono', monospace"/>
    <style:font-face style:name="Inter" svg:font-family="Inter, 'Segoe UI', Robo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Heading_20_2" style:list-style-name=""/>
    <style:style style:name="P3" style:family="paragraph" style:parent-style-name="Heading_20_2">
      <style:text-properties officeooo:paragraph-rsid="001a4673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b5670"/>
    </style:style>
    <style:style style:name="P6" style:family="paragraph" style:parent-style-name="Text_20_body" style:list-style-name="L2">
      <style:text-properties fo:font-weight="bold"/>
    </style:style>
    <style:style style:name="P7" style:family="paragraph" style:parent-style-name="Text_20_body" style:list-style-name="L2">
      <style:text-properties fo:font-weight="bold" officeooo:paragraph-rsid="001dc7eb"/>
    </style:style>
    <style:style style:name="P8" style:family="paragraph" style:parent-style-name="Text_20_body" style:list-style-name="L4">
      <style:text-properties fo:font-weight="bold"/>
    </style:style>
    <style:style style:name="P9" style:family="paragraph" style:parent-style-name="Text_20_body" style:list-style-name="L5">
      <style:text-properties fo:font-weight="bold"/>
    </style:style>
    <style:style style:name="P10" style:family="paragraph" style:parent-style-name="Text_20_body" style:list-style-name="L8">
      <style:text-properties fo:font-weight="bold"/>
    </style:style>
    <style:style style:name="P11" style:family="paragraph" style:parent-style-name="Text_20_body" style:list-style-name="L9">
      <style:text-properties fo:font-weight="bold"/>
    </style:style>
    <style:style style:name="P12" style:family="paragraph" style:parent-style-name="Text_20_body">
      <style:text-properties fo:font-weight="bold"/>
    </style:style>
    <style:style style:name="P13" style:family="paragraph" style:parent-style-name="Text_20_body" style:list-style-name="L1">
      <style:text-properties fo:font-weight="bold" officeooo:rsid="001b5670" officeooo:paragraph-rsid="001b5670"/>
    </style:style>
    <style:style style:name="P14" style:family="paragraph" style:parent-style-name="Text_20_body">
      <style:text-properties fo:font-weight="bold" officeooo:paragraph-rsid="001dc7eb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officeooo:paragraph-rsid="001dc7eb"/>
    </style:style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T1" style:family="text">
      <style:text-properties fo:font-weight="bold"/>
    </style:style>
    <style:style style:name="T2" style:family="text">
      <style:text-properties fo:font-weight="bold" officeooo:rsid="001b5670"/>
    </style:style>
    <style:style style:name="T3" style:family="text">
      <style:text-properties fo:font-weight="bold" officeooo:rsid="001dc7eb"/>
    </style:style>
    <style:style style:name="T4" style:family="text">
      <style:text-properties officeooo:rsid="001a4673"/>
    </style:style>
    <style:style style:name="T5" style:family="text">
      <style:text-properties officeooo:rsid="001b5670"/>
    </style:style>
    <style:style style:name="T6" style:family="text">
      <style:text-properties fo:color="#bbbbbb" loext:opacity="100%" style:font-name="Fira Code" fo:font-size="10.5pt" fo:font-weight="normal" fo:background-color="#1e1e1e" loext:char-shading-value="0"/>
    </style:style>
    <style:style style:name="T7" style:family="text">
      <style:text-properties officeooo:rsid="001d1d85"/>
    </style:style>
    <style:style style:name="T8" style:family="text">
      <style:text-properties officeooo:rsid="001dc7eb"/>
    </style:style>
    <style:style style:name="T9" style:family="text">
      <style:text-properties officeooo:rsid="001de1f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Sección de Inicio</text:h>
      <text:h text:style-name="Heading_20_3" text:outline-level="3">Esquema de Jerarquización de Contenidos</text:h>
      <text:p text:style-name="P1">Nivel 1: Información principal</text:p>
      <text:list xml:id="list3642092308" text:style-name="L1">
        <text:list-item>
          <text:p text:style-name="P4"><text:span text:style-name="T1">Título de la sección:</text:span> Bienvenidos a SteroMusic</text:p>
        </text:list-item>
        <text:list-item>
          <text:p text:style-name="P4"><text:span text:style-name="T1">Mensaje principal:</text:span> Formamos músicos integrales combinando la enseñanza de instrumentos clásicos con la tecnología de producción actual.</text:p>
        </text:list-item>
        <text:list-item>
          <text:p text:style-name="P13">Carrucel de imágenes</text:p>
          <text:list>
            <text:list-item>
              <text:p text:style-name="P4">Clases de Instrumentos Modernos</text:p>
            </text:list-item>
            <text:list-item>
              <text:p text:style-name="P4">Producción y Tecnología Musical</text:p>
            </text:list-item>
            <text:list-item>
              <text:p text:style-name="P5"><text:span text:style-name="T5">Canto y voz</text:span></text:p>
            </text:list-item>
          </text:list>
        </text:list-item>
      </text:list>
      <text:p text:style-name="P1">Nivel 2: Información secundaria </text:p>
      <text:list xml:id="list204140412" text:style-name="L2">
        <text:list-item>
          <text:p text:style-name="P15"><text:span text:style-name="T2">Instrumentos</text:span><text:span text:style-name="T1">:</text:span></text:p>
        </text:list-item>
      </text:list>
      <text:list xml:id="list114058173291503" text:continue-list="list3642092308" text:style-name="L1">
        <text:list-item>
          <text:list>
            <text:list-item>
              <text:p text:style-name="P4">Potencia tu pasión. Te enseñamos a conectar con tu instrumento para que no solo toques, sino que aprendas a transmitir emociones reales y hagas sentir cada sonido.</text:p>
            </text:list-item>
          </text:list>
        </text:list-item>
      </text:list>
      <text:list xml:id="list114056662141434" text:continue-list="list204140412" text:style-name="L2">
        <text:list-item>
          <text:p text:style-name="P6">Producción Musical:</text:p>
        </text:list-item>
      </text:list>
      <text:list xml:id="list114058304711552" text:continue-list="list114058173291503" text:style-name="L1">
        <text:list-item>
          <text:list>
            <text:list-item>
              <text:p text:style-name="P4">De la consola a tus oídos. Aprende producción musical: mezcla, masterización y el manejo experto de herramientas para que tus beats suenen profesionales.</text:p>
            </text:list-item>
          </text:list>
        </text:list-item>
      </text:list>
      <text:list xml:id="list114057463449009" text:continue-list="list114056662141434" text:style-name="L2">
        <text:list-item>
          <text:p text:style-name="P6">C<text:span text:style-name="T7">anto y voz</text:span>:</text:p>
        </text:list-item>
      </text:list>
      <text:list xml:id="list114057109987056" text:continue-list="list114058304711552" text:style-name="L1">
        <text:list-item>
          <text:list>
            <text:list-item>
              <text:p text:style-name="P4">De la consola a tus oídos. Aprende producción musical: mezcla, masterización y el manejo experto de herramientas para que tus beats suenen profesionales.</text:p>
            </text:list-item>
          </text:list>
        </text:list-item>
      </text:list>
      <text:p text:style-name="P14">Nivel 2: Información secundaria </text:p>
      <text:list xml:id="list114058132622567" text:continue-list="list114057463449009" text:style-name="L2">
        <text:list-item>
          <text:p text:style-name="P16"><text:span text:style-name="T3">Grabación Real</text:span><text:span text:style-name="T1">:</text:span></text:p>
        </text:list-item>
      </text:list>
      <text:list xml:id="list114058152274765" text:continue-list="list114057109987056" text:style-name="L1">
        <text:list-item>
          <text:list>
            <text:list-item>
              <text:p text:style-name="P4">No solo practicas, grabas tus maquetas con equipo profesional desde el primer mes de clases.</text:p>
            </text:list-item>
          </text:list>
        </text:list-item>
      </text:list>
      <text:list xml:id="list114056987416780" text:continue-list="list114058132622567" text:style-name="L2">
        <text:list-item>
          <text:p text:style-name="P7"><text:span text:style-name="T8">Enfoque Digital</text:span>:</text:p>
        </text:list-item>
      </text:list>
      <text:list xml:id="list114057938369487" text:continue-list="list114058152274765" text:style-name="L1">
        <text:list-item>
          <text:list>
            <text:list-item>
              <text:p text:style-name="P4">Dominio total de DAWs estándares de la industria (Ableton, Logic, FL Studio) incluido en tu formación.</text:p>
            </text:list-item>
          </text:list>
        </text:list-item>
      </text:list>
      <text:list text:continue-list="list114056987416780" text:style-name="L2">
        <text:list-item>
          <text:p text:style-name="P7"><text:span text:style-name="T8">Mentoria </text:span><text:span text:style-name="T9">1:1</text:span>:</text:p>
        </text:list-item>
      </text:list>
      <text:list text:continue-list="list114057938369487" text:style-name="L1">
        <text:list-item>
          <text:list>
            <text:list-item>
              <text:p text:style-name="P4">Sesiones personalizadas de seguimiento con músicos y productores activos en la escena actual.</text:p>
            </text:list-item>
          </text:list>
        </text:list-item>
      </text:list>
      <text:p text:style-name="P1"><text:soft-page-break/>Justificación didáctica</text:p>
      <text:list text:style-name="L3">
        <text:list-item>
          <text:p text:style-name="P17">La información principal responde rápidamente a: ¿Qué es SteroMusic?</text:p>
        </text:list-item>
        <text:list-item>
          <text:p text:style-name="P17">La información secundaria responde a: ¿Cómo aprenderé aquí?</text:p>
        </text:list-item>
      </text:list>
      <text:h text:style-name="P3" text:outline-level="2" text:is-list-header="true">Sección de Servicios</text:h>
      <text:h text:style-name="Heading_20_3" text:outline-level="3"><text:span text:style-name="T4">Jer</text:span>arquización de Contenidos</text:h>
      <text:p text:style-name="P1">Nivel 1: Información principal </text:p>
      <text:list text:style-name="L4">
        <text:list-item>
          <text:p text:style-name="P18"><text:span text:style-name="T1">Título de la sección:</text:span> Nuestros Servicios Educativos</text:p>
        </text:list-item>
        <text:list-item>
          <text:p text:style-name="P18"><text:span text:style-name="T1">Mensaje principal:</text:span> Programas de entrenamiento especializados para que domines tu instrumento y las herramientas digitales de producción.</text:p>
        </text:list-item>
        <text:list-item>
          <text:p text:style-name="P8">Listado corto de servicios:</text:p>
          <text:list>
            <text:list-item>
              <text:p text:style-name="P18">Entrenamiento de Instrumentos</text:p>
            </text:list-item>
            <text:list-item>
              <text:p text:style-name="P18">Taller de VSTs y Software</text:p>
            </text:list-item>
            <text:list-item>
              <text:p text:style-name="P18">Asesoría en Audio y Producción</text:p>
            </text:list-item>
          </text:list>
        </text:list-item>
      </text:list>
      <text:p text:style-name="P1">Nivel 2: Información secundaria</text:p>
      <text:list text:style-name="L5">
        <text:list-item>
          <text:p text:style-name="P9">Entrenamiento de Instrumentos:</text:p>
          <text:list>
            <text:list-item>
              <text:p text:style-name="P19">Batería: Ritmo, coordinación y lectura musical.</text:p>
            </text:list-item>
            <text:list-item>
              <text:p text:style-name="P19">Piano: Técnica clásica, armonía y teclados modernos.</text:p>
            </text:list-item>
            <text:list-item>
              <text:p text:style-name="P19">Guitarra y Bajo: Solos, acompañamiento y ensamble.</text:p>
            </text:list-item>
          </text:list>
        </text:list-item>
        <text:list-item>
          <text:p text:style-name="P9">Taller de VSTs y Software:</text:p>
          <text:list>
            <text:list-item>
              <text:p text:style-name="P19">Configuración de instrumentos virtuales y plugins.</text:p>
            </text:list-item>
            <text:list-item>
              <text:p text:style-name="P19">Manejo de estaciones de trabajo digital (DAWs).</text:p>
            </text:list-item>
            <text:list-item>
              <text:p text:style-name="P19">Creación de librerías de sonido personalizadas.</text:p>
            </text:list-item>
          </text:list>
        </text:list-item>
        <text:list-item>
          <text:p text:style-name="P9">Asesoría en Audio y Producción:</text:p>
          <text:list>
            <text:list-item>
              <text:p text:style-name="P19">Técnicas de microfonía para grabación casera.</text:p>
            </text:list-item>
            <text:list-item>
              <text:p text:style-name="P19">Mezcla básica y procesamiento de señales.</text:p>
            </text:list-item>
            <text:list-item>
              <text:p text:style-name="P19">Optimización de equipo de audio y computadoras.</text:p>
            </text:list-item>
          </text:list>
        </text:list-item>
      </text:list>
      <text:p text:style-name="P1">Nivel 3: Información complementaria </text:p>
      <text:list text:style-name="L6">
        <text:list-item>
          <text:p text:style-name="P20"><text:span text:style-name="T1">Niveles disponibles:</text:span> Básico, Intermedio y Avanzado.</text:p>
        </text:list-item>
        <text:list-item>
          <text:p text:style-name="P20"><text:soft-page-break/><text:span text:style-name="T1">Requisitos:</text:span> No es necesario tener instrumento propio al inicio.</text:p>
        </text:list-item>
        <text:list-item>
          <text:p text:style-name="P20"><text:span text:style-name="T1">Modalidad:</text:span> Clases presenciales con apoyo de material digital.</text:p>
        </text:list-item>
      </text:list>
      <text:p text:style-name="P1">Justificación didáctica</text:p>
      <text:list text:style-name="L7">
        <text:list-item>
          <text:p text:style-name="P21">La información principal responde rápidamente a: ¿Qué puedo aprender?</text:p>
        </text:list-item>
        <text:list-item>
          <text:p text:style-name="P21">La información secundaria responde a: ¿Qué incluye cada curso o taller?</text:p>
        </text:list-item>
        <text:list-item>
          <text:p text:style-name="P21">La información complementaria responde a: ¿Qué nivel de experiencia necesito?</text:p>
        </text:list-item>
      </text:list>
      <text:h text:style-name="Heading_20_2" text:outline-level="2" text:is-list-header="true">Sección Nosotros</text:h>
      <text:h text:style-name="Heading_20_3" text:outline-level="3">Esquema de Jerarquización de Contenidos</text:h>
      <text:p text:style-name="P1">Nivel 1: Información principal </text:p>
      <text:list text:style-name="L8">
        <text:list-item>
          <text:p text:style-name="P22"><text:span text:style-name="T1">Título de la sección:</text:span> Sobre SteroMusic</text:p>
        </text:list-item>
        <text:list-item>
          <text:p text:style-name="P22"><text:span text:style-name="T1">Mensaje principal:</text:span> Somos un equipo de apasionados por la música que cree en la tecnología como el mejor aliado del talento humano.</text:p>
        </text:list-item>
        <text:list-item>
          <text:p text:style-name="P10">Listado corto de identidad:</text:p>
          <text:list>
            <text:list-item>
              <text:p text:style-name="P22">Historia y Trayectoria</text:p>
            </text:list-item>
            <text:list-item>
              <text:p text:style-name="P22">Nuestra Misión Educativa</text:p>
            </text:list-item>
            <text:list-item>
              <text:p text:style-name="P22">Equipo de Instructores</text:p>
            </text:list-item>
          </text:list>
        </text:list-item>
      </text:list>
      <text:p text:style-name="P1">Nivel 2: Información secundaria </text:p>
      <text:list text:style-name="L9">
        <text:list-item>
          <text:p text:style-name="P11">Historia y Trayectoria:</text:p>
          <text:list>
            <text:list-item>
              <text:p text:style-name="P23">Nacimos de la unión entre la música y la ingeniería.</text:p>
            </text:list-item>
            <text:list-item>
              <text:p text:style-name="P23">Buscamos cerrar la brecha entre lo tradicional y lo digital.</text:p>
            </text:list-item>
            <text:list-item>
              <text:p text:style-name="P23">Crecimiento constante en la comunidad de Xicotepec.</text:p>
            </text:list-item>
          </text:list>
        </text:list-item>
        <text:list-item>
          <text:p text:style-name="P11">Nuestra Misión Educativa:</text:p>
          <text:list>
            <text:list-item>
              <text:p text:style-name="P23">Inspirar a las nuevas generaciones de artistas locales.</text:p>
            </text:list-item>
            <text:list-item>
              <text:p text:style-name="P23">Proveer herramientas de alta calidad técnica y humana.</text:p>
            </text:list-item>
            <text:list-item>
              <text:p text:style-name="P23">Fomentar la creatividad sin límites tecnológicos.</text:p>
            </text:list-item>
          </text:list>
        </text:list-item>
        <text:list-item>
          <text:p text:style-name="P11">Equipo de Instructores:</text:p>
          <text:list>
            <text:list-item>
              <text:p text:style-name="P23">Músicos activos con experiencia docente.</text:p>
            </text:list-item>
            <text:list-item>
              <text:p text:style-name="P23">Especialistas en producción y audio digital.</text:p>
            </text:list-item>
            <text:list-item>
              <text:p text:style-name="P23"><text:soft-page-break/>Enfoque personalizado en el avance de cada alumno.</text:p>
            </text:list-item>
          </text:list>
        </text:list-item>
      </text:list>
      <text:p text:style-name="P1">Nivel 3: Información complementaria </text:p>
      <text:list text:style-name="L10">
        <text:list-item>
          <text:p text:style-name="P24"><text:span text:style-name="T1">Valores:</text:span> Innovación, paciencia, respeto y calidad acústica.</text:p>
        </text:list-item>
        <text:list-item>
          <text:p text:style-name="P24"><text:span text:style-name="T1">Compromiso:</text:span> Actualización constante de métodos y software.</text:p>
        </text:list-item>
        <text:list-item>
          <text:p text:style-name="P24"><text:span text:style-name="T1">Galería:</text:span> Fotos de nuestras instalaciones y alumnos en práctica.</text:p>
        </text:list-item>
      </text:list>
      <text:p text:style-name="P1">Justificación didáctica</text:p>
      <text:list text:style-name="L11">
        <text:list-item>
          <text:p text:style-name="P25">La información principal responde rápidamente a: ¿Quién es SteroMusic?</text:p>
        </text:list-item>
        <text:list-item>
          <text:p text:style-name="P25">La información secundaria responde a: ¿Por qué son de confianza y qué buscan?</text:p>
        </text:list-item>
        <text:list-item>
          <text:p text:style-name="P25">La información complementaria responde a: ¿Cuáles son sus principios y valores?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Droid Sans Mono', monospace"/>
    <style:font-face style:name="Inter" svg:font-family="Inter, 'Segoe UI', Robo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6:40:06.673557035</meta:creation-date>
    <dc:title>Default</dc:title>
    <meta:editing-cycles>5</meta:editing-cycles>
    <meta:generator>LibreOffice/24.2.7.2$Linux_X86_64 LibreOffice_project/420$Build-2</meta:generator>
    <meta:editing-duration>PT6H47M19S</meta:editing-duration>
    <dc:date>2026-02-14T11:40:53.825632153</dc:date>
    <meta:document-statistic meta:table-count="0" meta:image-count="0" meta:object-count="0" meta:page-count="4" meta:paragraph-count="86" meta:word-count="654" meta:character-count="4230" meta:non-whitespace-character-count="3723"/>
    <meta:template xlink:type="simple" xlink:actuate="onRequest" xlink:title="Default" xlink:href="../../../../usr/lib/libreoffice/share/template/common/styles/Default.ott" meta:date="2026-02-13T16:40:03.094280145"/>
  </office:meta>
</office:document-meta>
</file>